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f7a" officeooo:paragraph-rsid="0015c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wd</text:p>
      <text:p text:style-name="P1">/home/edureka/spark-1.5.2/bin</text:p>
      <text:p text:style-name="P1"/>
      <text:p text:style-name="P1">spark-shell</text:p>
      <text:p text:style-name="P1"/>
      <text:p text:style-name="P1">sc</text:p>
      <text:p text:style-name="P1"/>
      <text:p text:style-name="P1">1 to 100</text:p>
      <text:p text:style-name="P1"/>
      <text:p text:style-name="P1">val x = 1 to 100</text:p>
      <text:p text:style-name="P1"/>
      <text:p text:style-name="P1">val y = sc.parallelize(x)</text:p>
      <text:p text:style-name="P1"/>
      <text:p text:style-name="P1">val z = y.filter(x=&gt;x%2==0)</text:p>
      <text:p text:style-name="P1">#nothing happens as it is lazy way of execution</text:p>
      <text:p text:style-name="P1"/>
      <text:p text:style-name="P1">z.collect</text:p>
      <text:p text:style-name="P1"/>
      <text:p text:style-name="P1">val a = sc.textFile("file:/home/edureka/Desktop/Spark/Data/txns")</text:p>
      <text:p text:style-name="P1"/>
      <text:p text:style-name="P1">a.count</text:p>
      <text:p text:style-name="P1"/>
      <text:p text:style-name="P1">pwd</text:p>
      <text:p text:style-name="P1"/>
      <text:p text:style-name="P1">/home/edureka/spark/</text:p>
      <text:p text:style-name="P1"/>
      <text:p text:style-name="P1">mkdir sparkdemo</text:p>
      <text:p text:style-name="P1"/>
      <text:p text:style-name="P1">cd sparkdemo/</text:p>
      <text:p text:style-name="P1"/>
      <text:p text:style-name="P1">mkdir -p src/main/scala</text:p>
      <text:p text:style-name="P1"/>
      <text:p text:style-name="P1">vi simple.sbt</text:p>
      <text:p text:style-name="P1"/>
      <text:p text:style-name="P1"><text:s/></text:p>
      <text:p text:style-name="P1"/>
      <text:p text:style-name="P1"><text:s/></text:p>
      <text:p text:style-name="P1"/>
      <text:p text:style-name="P1">#sbt file content</text:p>
      <text:p text:style-name="P1"/>
      <text:p text:style-name="P1"><text:s/></text:p>
      <text:p text:style-name="P1"/>
      <text:p text:style-name="P1">name := "My Project"</text:p>
      <text:p text:style-name="P1"/>
      <text:p text:style-name="P1">version := "1.0"</text:p>
      <text:p text:style-name="P1"/>
      <text:p text:style-name="P1">scalaVersion := "2.11.7"</text:p>
      <text:p text:style-name="P1"/>
      <text:p text:style-name="P1">libraryDependencies += "org.apache.spark" %% "spark-core" % "2.1.1"</text:p>
      <text:p text:style-name="P1"><text:soft-page-break/></text:p>
      <text:p text:style-name="P1">libraryDependencies += "org.apache.spark" % "spark-streaming_2.11" % "2.2.0"</text:p>
      <text:p text:style-name="P1"/>
      <text:p text:style-name="P1"><text:s/></text:p>
      <text:p text:style-name="P1"/>
      <text:p text:style-name="P1">#ends</text:p>
      <text:p text:style-name="P1"/>
      <text:p text:style-name="P1"><text:s/></text:p>
      <text:p text:style-name="P1"/>
      <text:p text:style-name="P1">vi /home/edureka/Spark/Data/sample.txt</text:p>
      <text:p text:style-name="P1"/>
      <text:p text:style-name="P1"><text:s/></text:p>
      <text:p text:style-name="P1"/>
      <text:p text:style-name="P1">#file content</text:p>
      <text:p text:style-name="P1"/>
      <text:p text:style-name="P1">hello all how are you</text:p>
      <text:p text:style-name="P1"/>
      <text:p text:style-name="P1">how are you doing</text:p>
      <text:p text:style-name="P1"/>
      <text:p text:style-name="P1">hope all good</text:p>
      <text:p text:style-name="P1"/>
      <text:p text:style-name="P1">how is learning going on</text:p>
      <text:p text:style-name="P1"/>
      <text:p text:style-name="P1">how is the pace</text:p>
      <text:p text:style-name="P1"/>
      <text:p text:style-name="P1">#ends</text:p>
      <text:p text:style-name="P1"/>
      <text:p text:style-name="P1"><text:s/></text:p>
      <text:p text:style-name="P1"/>
      <text:p text:style-name="P1">vi src/main/scala/firstscalaprogram.scala</text:p>
      <text:p text:style-name="P1"/>
      <text:p text:style-name="P1"><text:s/></text:p>
      <text:p text:style-name="P1"/>
      <text:p text:style-name="P1">#scala file content</text:p>
      <text:p text:style-name="P1"/>
      <text:p text:style-name="P1">import org.apache.spark.SparkContext</text:p>
      <text:p text:style-name="P1">import org.apache.spark.SparkContext._</text:p>
      <text:p text:style-name="P1">import org.apache.spark.SparkConf</text:p>
      <text:p text:style-name="P1">object myobject{</text:p>
      <text:p text:style-name="P1">def main(args:Array[String])</text:p>
      <text:p text:style-name="P1">{</text:p>
      <text:p text:style-name="P1">val myfile = ""</text:p>
      <text:p text:style-name="P1">var i = 0</text:p>
      <text:p text:style-name="P1">val sconf = new SparkConf().setAppName("Spark App").setMaster("local")</text:p>
      <text:p text:style-name="P1">val sc = new SparkContext(sconf)</text:p>
      <text:p text:style-name="P1">val fl = sc.textFile("file:///home/edureka/Spark/Data/sample.txt")</text:p>
      <text:p text:style-name="P1">println("Printing all the lines")</text:p>
      <text:p text:style-name="P1">fl.foreach(println)</text:p>
      <text:p text:style-name="P1">println("printing the lines which has how in it")</text:p>
      <text:p text:style-name="P1"><text:soft-page-break/>fl.filter(x=&gt;x.contains("how")).foreach(println)</text:p>
      <text:p text:style-name="P1">println("count of above")</text:p>
      <text:p text:style-name="P1">println(fl.filter(x=&gt;x.contains("how")).count)</text:p>
      <text:p text:style-name="P1">println("############################# Word Count : ##############################")</text:p>
      <text:p text:style-name="P1">fl.map(x=&gt;x.split(" ")).foreach(println)</text:p>
      <text:p text:style-name="P1">fl.flatMap(x=&gt;x.split(' ')).foreach(println)</text:p>
      <text:p text:style-name="P1">fl.flatMap(x=&gt;x.split(" ")).map(x=&gt;(x,1)).countByKey.foreach(println)</text:p>
      <text:p text:style-name="P1">fl.flatMap(x=&gt;x.split(" ")).map(x=&gt;(x,1)).reduceByKey((a,b)=&gt;a+b).foreach(println)</text:p>
      <text:p text:style-name="P1">}</text:p>
      <text:p text:style-name="P1">}</text:p>
      <text:p text:style-name="P1"/>
      <text:p text:style-name="P1"><text:s/></text:p>
      <text:p text:style-name="P1"/>
      <text:p text:style-name="P1">#ends</text:p>
      <text:p text:style-name="P1"/>
      <text:p text:style-name="P1"><text:s/></text:p>
      <text:p text:style-name="P1"/>
      <text:p text:style-name="P1">sbt package</text:p>
      <text:p text:style-name="P1"/>
      <text:p text:style-name="P1"><text:s/></text:p>
      <text:p text:style-name="P1"/>
      <text:p text:style-name="P1">pwd</text:p>
      <text:p text:style-name="P1"/>
      <text:p text:style-name="P1">/home/edureka/spark-1.5.2/bin</text:p>
      <text:p text:style-name="P1"/>
      <text:p text:style-name="P1"><text:s/></text:p>
      <text:p text:style-name="P1"/>
      <text:p text:style-name="P1">spark-submit --master spark://localhost.localdomain:7077 --class myobject /home/edureka/Spark/sparkdemo/target/scala-2.11/my-project_2.11-1.0.jar</text:p>
      <text:p text:style-name="P1"/>
      <text:p text:style-name="P1">#caching</text:p>
      <text:p text:style-name="P1"/>
      <text:p text:style-name="P1">vi /home/edureka/Spark/sparkdemo/src/main/scala/serverloganalysis.scala</text:p>
      <text:p text:style-name="P1"/>
      <text:p text:style-name="P1"><text:s/></text:p>
      <text:p text:style-name="P1"/>
      <text:p text:style-name="P1">#code</text:p>
      <text:p text:style-name="P1"/>
      <text:p text:style-name="P1">import org.apache.spark.SparkContext</text:p>
      <text:p text:style-name="P1">import org.apache.spark.SparkContext._</text:p>
      <text:p text:style-name="P1">import org.apache.spark.SparkConf</text:p>
      <text:p text:style-name="P1">object errorobject{</text:p>
      <text:p text:style-name="P1">def main(args:Array[String])</text:p>
      <text:p text:style-name="P1">{</text:p>
      <text:p text:style-name="P1">val myfile = ""</text:p>
      <text:p text:style-name="P1">val sconf = new SparkConf().setAppName("Server Log Analysis")</text:p>
      <text:p text:style-name="P1">val sc = new SparkContext(sconf)</text:p>
      <text:p text:style-name="P1">val fl = sc.textFile("file:///home/edureka/Spark/Data/errorLogs.log")</text:p>
      <text:p text:style-name="P1">val errRdd = fl.filter(x=&gt;x.startsWith("Error"))</text:p>
      <text:p text:style-name="P1"><text:soft-page-break/>println("#################################### Total Record Count Exec #####################################")</text:p>
      <text:p text:style-name="P1">//println(errRdd.count)</text:p>
      <text:p text:style-name="P1">errRdd.persist</text:p>
      <text:p text:style-name="P1">//errRdd.unpersist()</text:p>
      <text:p text:style-name="P1">println("#################################### SQL Error Count Exec #####################################")</text:p>
      <text:p text:style-name="P1">val sqlcount = errRdd.map(x=&gt;x.split(" ")(1)).filter(y=&gt;y.trim.equals("Sql")).count</text:p>
      <text:p text:style-name="P1">println("#################################### This would have taken long time #####################################")</text:p>
      <text:p text:style-name="P1">//errRdd.unpersist()</text:p>
      <text:p text:style-name="P1">println("#################################### Java Error Count Exec 1 #####################################")</text:p>
      <text:p text:style-name="P1">val javacount = errRdd.map(x=&gt;x.split(" ")(1)).filter(y=&gt;y.trim.equals("Sql")).count</text:p>
      <text:p text:style-name="P1">println("#################################### This would have taken very less time as errRdd was cached #####################################")</text:p>
      <text:p text:style-name="P1">println(sqlcount)</text:p>
      <text:p text:style-name="P1">println("#################################### Java Error Count #####################################")</text:p>
      <text:p text:style-name="P1">println(javacount)</text:p>
      <text:p text:style-name="P1">}</text:p>
      <text:p text:style-name="P1">}</text:p>
      <text:p text:style-name="P1"/>
      <text:p text:style-name="P1"># ends here</text:p>
      <text:p text:style-name="P1"/>
      <text:p text:style-name="P1"><text:s/></text:p>
      <text:p text:style-name="P1"/>
      <text:p text:style-name="P1">spark-submit --master spark://localhost.localdomain:7077 --class errorobject /home/edureka/Spark/sparkdemo/target/scala-2.11/my-project_2.11-1.0.jar</text:p>
      <text:p text:style-name="P1"/>
      <text:p text:style-name="P1"><text:s/></text:p>
      <text:p text:style-name="P1"/>
      <text:p text:style-name="P1">vi /home/edureka/Spark/Data/errorLogs.log</text:p>
      <text:p text:style-name="P1"/>
      <text:p text:style-name="P1">#</text:p>
      <text:p text:style-name="P1"/>
      <text:p text:style-name="P1">Error Sql somother info</text:p>
      <text:p text:style-name="P1">Info someinfo something else</text:p>
      <text:p text:style-name="P1">Error Sql some info</text:p>
      <text:p text:style-name="P1">Error Java errorinfo</text:p>
      <text:p text:style-name="P1">Info myinfo otherinfo</text:p>
      <text:p text:style-name="P1">Error App appinfo</text:p>
      <text:p text:style-name="P1">Info App appnewinfo</text:p>
      <text:p text:style-name="P1">Error Sql somother info</text:p>
      <text:p text:style-name="P1">Info someinfo something else</text:p>
      <text:p text:style-name="P1">Error Sql some info</text:p>
      <text:p text:style-name="P1">#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S</meta:editing-duration>
    <meta:editing-cycles>3</meta:editing-cycles>
    <meta:generator>LibreOffice/5.1.2.2$Windows_x86 LibreOffice_project/d3bf12ecb743fc0d20e0be0c58ca359301eb705f</meta:generator>
    <dc:date>2018-10-21T11:54:28.778000000</dc:date>
    <meta:document-statistic meta:table-count="0" meta:image-count="0" meta:object-count="0" meta:page-count="4" meta:paragraph-count="124" meta:word-count="339" meta:character-count="3710" meta:non-whitespace-character-count="3469"/>
    <meta:user-defined meta:name="Info 1"/>
    <meta:user-defined meta:name="Info 2"/>
    <meta:user-defined meta:name="Info 3"/>
    <meta:user-defined meta:name="Info 4"/>
  </office:meta>
</office:document-meta>
</file>